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58f1b" officeooo:paragraph-rsid="00058f1b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058f1b" officeooo:paragraph-rsid="00058f1b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06ead8" officeooo:paragraph-rsid="0006ead8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79c20" officeooo:paragraph-rsid="00079c20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0937e6" officeooo:paragraph-rsid="000937e6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058f1b" officeooo:paragraph-rsid="00058f1b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6ead8" officeooo:paragraph-rsid="0006ead8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79c20" officeooo:paragraph-rsid="00079c2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6ead8" officeooo:paragraph-rsid="0006ead8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937e6" officeooo:paragraph-rsid="000937e6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1pt" fo:font-weight="normal" officeooo:rsid="00058f1b" officeooo:paragraph-rsid="00058f1b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rsid="00079c20" officeooo:paragraph-rsid="00079c20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rsid="000937e6" officeooo:paragraph-rsid="000937e6" style:font-size-asian="9.60000038146973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rsid="00058f1b" officeooo:paragraph-rsid="00058f1b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normal" officeooo:rsid="0006ead8" officeooo:paragraph-rsid="0006ead8" style:font-size-asian="11pt" style:font-weight-asian="normal" style:font-size-complex="11pt" style:font-weight-complex="normal"/>
    </style:style>
    <style:style style:name="P16" style:family="paragraph" style:parent-style-name="Standard">
      <style:text-properties fo:font-size="11pt" fo:font-weight="normal" officeooo:rsid="00079c20" officeooo:paragraph-rsid="00079c20" style:font-size-asian="11pt" style:font-weight-asian="normal" style:font-size-complex="11pt" style:font-weight-complex="normal"/>
    </style:style>
    <style:style style:name="P17" style:family="paragraph" style:parent-style-name="Standard">
      <style:text-properties fo:font-size="10.5pt" fo:font-weight="bold" officeooo:rsid="00058f1b" officeooo:paragraph-rsid="00058f1b" style:font-size-asian="10.5pt" style:font-weight-asian="bold" style:font-size-complex="10.5pt" style:font-weight-complex="bold"/>
    </style:style>
    <style:style style:name="P18" style:family="paragraph" style:parent-style-name="Standard">
      <style:text-properties fo:font-size="14pt" fo:font-weight="bold" officeooo:rsid="00058f1b" officeooo:paragraph-rsid="00058f1b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06ead8" officeooo:paragraph-rsid="0006ead8" style:font-size-asian="12.25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079c20" officeooo:paragraph-rsid="00079c20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0937e6" officeooo:paragraph-rsid="000937e6" style:font-size-asian="12.25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normal" officeooo:rsid="0006ead8" officeooo:paragraph-rsid="0006ead8" style:font-size-asian="12.25pt" style:font-weight-asian="normal" style:font-size-complex="14pt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officeooo:rsid="00079c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arableDemo</text:p>
      <text:p text:style-name="P2">I.student</text:p>
      <text:p text:style-name="P2"/>
      <text:p text:style-name="P14">package com.thbs.spack;</text:p>
      <text:p text:style-name="P14"/>
      <text:p text:style-name="P14">public class student implements Comparable&lt;student&gt; {</text:p>
      <text:p text:style-name="P14"><text:s text:c="4"/>private int id;</text:p>
      <text:p text:style-name="P14"><text:s text:c="4"/>private String name;</text:p>
      <text:p text:style-name="P14"><text:s text:c="4"/>private int marks;</text:p>
      <text:p text:style-name="P14"/>
      <text:p text:style-name="P14"><text:s text:c="4"/>public student(int id, String name, int marks) {</text:p>
      <text:p text:style-name="P14"><text:s text:c="8"/>this.id = id;</text:p>
      <text:p text:style-name="P14"><text:s text:c="8"/>this.name = name;</text:p>
      <text:p text:style-name="P14"><text:s text:c="8"/>this.marks = marks;</text:p>
      <text:p text:style-name="P14"><text:s text:c="4"/>}</text:p>
      <text:p text:style-name="P14"/>
      <text:p text:style-name="P14"><text:s text:c="4"/>@Override</text:p>
      <text:p text:style-name="P14"><text:s text:c="4"/>public String toString() {</text:p>
      <text:p text:style-name="P14"><text:s text:c="8"/>return "student{" +</text:p>
      <text:p text:style-name="P14"><text:s text:c="16"/>"id=" + id +</text:p>
      <text:p text:style-name="P14"><text:s text:c="16"/>", name='" + name + '\'' +</text:p>
      <text:p text:style-name="P14"><text:s text:c="16"/>", marks=" + marks +</text:p>
      <text:p text:style-name="P14"><text:s text:c="16"/>'}';</text:p>
      <text:p text:style-name="P14"><text:s text:c="4"/>}</text:p>
      <text:p text:style-name="P6">ii.main_pack</text:p>
      <text:p text:style-name="P6"/>
      <text:p text:style-name="P6">package com.thbs.mainpack;</text:p>
      <text:p text:style-name="P6"/>
      <text:p text:style-name="P6">import com.thbs.spack.student;</text:p>
      <text:p text:style-name="P6"/>
      <text:p text:style-name="P6">import java.util.ArrayList;</text:p>
      <text:p text:style-name="P6">import java.util.Collections;</text:p>
      <text:p text:style-name="P6"/>
      <text:p text:style-name="P6">public class Main {</text:p>
      <text:p text:style-name="P6"/>
      <text:p text:style-name="P6"><text:s text:c="4"/>public static void main(String[] args) {</text:p>
      <text:p text:style-name="P6"><text:tab/>// write your code here</text:p>
      <text:p text:style-name="P6"><text:s text:c="6"/>ArrayList&lt;student&gt; i=new ArrayList&lt;student&gt;();</text:p>
      <text:p text:style-name="P6"><text:s text:c="8"/>i.add(new student(9,"aanand",99));</text:p>
      <text:p text:style-name="P6"><text:s text:c="6"/>i.add(new student(10,"vish",23));</text:p>
      <text:p text:style-name="P6"><text:s text:c="6"/>i.add(new student(11,"arun",45));</text:p>
      <text:p text:style-name="P6"><text:s text:c="6"/>i.add(new student(25,"kumar",33));</text:p>
      <text:p text:style-name="P6"/>
      <text:p text:style-name="P6"><text:s text:c="8"/>System.out.println("Printing before sorting");</text:p>
      <text:p text:style-name="P6"><text:s text:c="8"/>for(student l:i)</text:p>
      <text:p text:style-name="P6"><text:s text:c="8"/>{</text:p>
      <text:p text:style-name="P6"><text:s text:c="12"/>System.out.println(l);</text:p>
      <text:p text:style-name="P6"><text:s text:c="8"/>}</text:p>
      <text:p text:style-name="P6"><text:s text:c="8"/>Collections.sort(i);</text:p>
      <text:p text:style-name="P6"><text:s text:c="8"/>System.out.println("After sorting");</text:p>
      <text:p text:style-name="P6"><text:s text:c="8"/><text:span text:style-name="T1">for (student l:i)</text:span></text:p>
      <text:p text:style-name="P14"><text:s text:c="8"/>{</text:p>
      <text:p text:style-name="P14"><text:s text:c="12"/>System.out.println(l);</text:p>
      <text:p text:style-name="P14"><text:s text:c="8"/>}}}</text:p>
      <text:p text:style-name="P17"><text:soft-page-break/><text:s/><text:span text:style-name="T2">ComparatorDEMO</text:span></text:p>
      <text:p text:style-name="P2">I. person</text:p>
      <text:p text:style-name="P11">package com.thbs.personpack;</text:p>
      <text:p text:style-name="P11"/>
      <text:p text:style-name="P11">public class person {</text:p>
      <text:p text:style-name="P11"><text:s text:c="4"/>private int id;</text:p>
      <text:p text:style-name="P11"><text:s text:c="4"/>private String name;</text:p>
      <text:p text:style-name="P11"><text:s text:c="4"/>private int age;</text:p>
      <text:p text:style-name="P11"/>
      <text:p text:style-name="P11"><text:s text:c="4"/>public person(int id, String name, int age) {</text:p>
      <text:p text:style-name="P11"><text:s text:c="8"/>this.id = id;</text:p>
      <text:p text:style-name="P11"><text:s text:c="8"/>this.name = name;</text:p>
      <text:p text:style-name="P11"><text:s text:c="8"/>this.age = age;</text:p>
      <text:p text:style-name="P11"><text:s text:c="4"/>}</text:p>
      <text:p text:style-name="P11"/>
      <text:p text:style-name="P11"><text:s text:c="4"/>public int getAge() {</text:p>
      <text:p text:style-name="P11"><text:s text:c="8"/>return age;</text:p>
      <text:p text:style-name="P11"><text:s text:c="4"/>}</text:p>
      <text:p text:style-name="P11"/>
      <text:p text:style-name="P11"><text:s text:c="4"/>public int getId() {</text:p>
      <text:p text:style-name="P11"><text:s text:c="8"/>return id;</text:p>
      <text:p text:style-name="P11"><text:s text:c="4"/>}</text:p>
      <text:p text:style-name="P11"/>
      <text:p text:style-name="P11"><text:s text:c="4"/>public String getName() {</text:p>
      <text:p text:style-name="P11"><text:s text:c="8"/>return name;</text:p>
      <text:p text:style-name="P11"><text:s text:c="4"/>}</text:p>
      <text:p text:style-name="P11"/>
      <text:p text:style-name="P11"><text:s text:c="4"/>@Override</text:p>
      <text:p text:style-name="P11"><text:s text:c="4"/>public String toString() {</text:p>
      <text:p text:style-name="P11"><text:s text:c="8"/>return "person{" +</text:p>
      <text:p text:style-name="P11"><text:s text:c="16"/>"id=" + id +</text:p>
      <text:p text:style-name="P11"><text:s text:c="16"/>", name='" + name + '\'' +</text:p>
      <text:p text:style-name="P11"><text:s text:c="16"/>", age=" + age +</text:p>
      <text:p text:style-name="P11"><text:s text:c="16"/>'}';</text:p>
      <text:p text:style-name="P11"><text:s text:c="4"/>}</text:p>
      <text:p text:style-name="P11">}</text:p>
      <text:p text:style-name="P2">ii. age</text:p>
      <text:p text:style-name="P2">package com.thbs.comppack;</text:p>
      <text:p text:style-name="P6"/>
      <text:p text:style-name="P6">import com.thbs.personpack.person;</text:p>
      <text:p text:style-name="P6"/>
      <text:p text:style-name="P6">import java.util.Comparator;</text:p>
      <text:p text:style-name="P6"/>
      <text:p text:style-name="P6">public class agecomp implements Comparator&lt;person&gt; {</text:p>
      <text:p text:style-name="P6"><text:s text:c="4"/>@Override</text:p>
      <text:p text:style-name="P6"><text:s text:c="4"/>public int compare(person p1, person p2) {</text:p>
      <text:p text:style-name="P6"><text:s text:c="8"/>if(p1.getAge() &gt; p2.getAge())</text:p>
      <text:p text:style-name="P6"><text:s text:c="8"/>return 1;</text:p>
      <text:p text:style-name="P6"><text:s text:c="8"/>else</text:p>
      <text:p text:style-name="P6"><text:s text:c="12"/>if(p1.getAge()==p2.getAge())</text:p>
      <text:p text:style-name="P6"><text:s text:c="16"/>return 0;</text:p>
      <text:p text:style-name="P6"><text:s text:c="12"/>else</text:p>
      <text:p text:style-name="P6"><text:s text:c="16"/>return -1;</text:p>
      <text:p text:style-name="P6"><text:s text:c="4"/>}</text:p>
      <text:p text:style-name="P6">}</text:p>
      <text:p text:style-name="P2"><text:soft-page-break/>ii. name</text:p>
      <text:p text:style-name="P6">package com.thbs.comppack;</text:p>
      <text:p text:style-name="P6"/>
      <text:p text:style-name="P6">import com.thbs.personpack.person;</text:p>
      <text:p text:style-name="P6"/>
      <text:p text:style-name="P6">import java.util.Comparator;</text:p>
      <text:p text:style-name="P6"/>
      <text:p text:style-name="P6">public class namecomp implements Comparator&lt;person&gt; {</text:p>
      <text:p text:style-name="P6"/>
      <text:p text:style-name="P6"><text:s text:c="4"/>@Override</text:p>
      <text:p text:style-name="P6"><text:s text:c="4"/>public int compare(person p1, person p2) {</text:p>
      <text:p text:style-name="P6"><text:s text:c="8"/>return (p1.getName().compareTo(p2.getName()));</text:p>
      <text:p text:style-name="P6"><text:s text:c="4"/>}</text:p>
      <text:p text:style-name="P6"/>
      <text:p text:style-name="P6">}</text:p>
      <text:p text:style-name="P2">iii. Main</text:p>
      <text:p text:style-name="P6">package com.thbs.comppack;</text:p>
      <text:p text:style-name="P6"/>
      <text:p text:style-name="P6">import com.thbs.personpack.person;</text:p>
      <text:p text:style-name="P6"/>
      <text:p text:style-name="P6">import java.util.Comparator;</text:p>
      <text:p text:style-name="P6"/>
      <text:p text:style-name="P6">public class namecomp implements Comparator&lt;person&gt; {</text:p>
      <text:p text:style-name="P6"/>
      <text:p text:style-name="P6"><text:s text:c="4"/>@Override</text:p>
      <text:p text:style-name="P6"><text:s text:c="4"/>public int compare(person p1, person p2) {</text:p>
      <text:p text:style-name="P6"><text:s text:c="8"/>return (p1.getName().compareTo(p2.getName()));</text:p>
      <text:p text:style-name="P6"><text:s text:c="4"/>}</text:p>
      <text:p text:style-name="P6"/>
      <text:p text:style-name="P6">}</text:p>
      <text:p text:style-name="P6"/>
      <text:p text:style-name="P6"/>
      <text:p text:style-name="P18">CollectionPriorityQueue</text:p>
      <text:p text:style-name="P18">I. ipack</text:p>
      <text:p text:style-name="P18"/>
      <text:p text:style-name="P6">package com.thbs.ipack;</text:p>
      <text:p text:style-name="P6"/>
      <text:p text:style-name="P6">public class item implements Comparable&lt;item&gt; {</text:p>
      <text:p text:style-name="P6"><text:s text:c="4"/>private int id;</text:p>
      <text:p text:style-name="P6"><text:s text:c="4"/>private String i_name;</text:p>
      <text:p text:style-name="P6"/>
      <text:p text:style-name="P6"/>
      <text:p text:style-name="P6"><text:s text:c="4"/>public item(int id, String i_name) {</text:p>
      <text:p text:style-name="P6"><text:s text:c="8"/>this.id = id;</text:p>
      <text:p text:style-name="P6"><text:s text:c="8"/>this.i_name = i_name;</text:p>
      <text:p text:style-name="P6"><text:s text:c="4"/>}</text:p>
      <text:p text:style-name="P6"/>
      <text:p text:style-name="P6"><text:s text:c="4"/>public int getId() {</text:p>
      <text:p text:style-name="P6"><text:s text:c="8"/>return id;</text:p>
      <text:p text:style-name="P6"><text:s text:c="4"/>}</text:p>
      <text:p text:style-name="P6"/>
      <text:p text:style-name="P6"><text:s text:c="4"/>public String getI_name() {</text:p>
      <text:p text:style-name="P6"><text:soft-page-break/><text:s text:c="8"/>return i_name;</text:p>
      <text:p text:style-name="P6"><text:s text:c="4"/>}</text:p>
      <text:p text:style-name="P6"/>
      <text:p text:style-name="P6"><text:s text:c="4"/>@Override</text:p>
      <text:p text:style-name="P6"><text:s text:c="4"/>public String toString() {</text:p>
      <text:p text:style-name="P6"><text:s text:c="8"/>return "item{" +</text:p>
      <text:p text:style-name="P6"><text:s text:c="16"/>"id=" + id +</text:p>
      <text:p text:style-name="P6"><text:s text:c="16"/>", i_name='" + i_name + '\'' +</text:p>
      <text:p text:style-name="P6"><text:s text:c="16"/>'}';</text:p>
      <text:p text:style-name="P6"><text:s text:c="4"/>}</text:p>
      <text:p text:style-name="P6">//the least id will be given most priority</text:p>
      <text:p text:style-name="P6"><text:s text:c="4"/>@Override</text:p>
      <text:p text:style-name="P6"><text:s text:c="4"/>public int compareTo(item o) {</text:p>
      <text:p text:style-name="P6"><text:s text:c="7"/>// if(id&gt;o.id)</text:p>
      <text:p text:style-name="P6"><text:s text:c="8"/>if(id&lt;o.id)</text:p>
      <text:p text:style-name="P6"><text:s text:c="12"/>return 1;</text:p>
      <text:p text:style-name="P6"><text:s text:c="8"/>else if(id==o.id)</text:p>
      <text:p text:style-name="P6"><text:s text:c="12"/>return 0;</text:p>
      <text:p text:style-name="P6"><text:s text:c="8"/>else</text:p>
      <text:p text:style-name="P6"><text:s text:c="12"/>return -1;</text:p>
      <text:p text:style-name="P6"><text:s text:c="4"/>}</text:p>
      <text:p text:style-name="P6">}</text:p>
      <text:p text:style-name="P3">ii. main</text:p>
      <text:p text:style-name="P15">package com.thbs.mainpack;</text:p>
      <text:p text:style-name="P15"/>
      <text:p text:style-name="P15"/>
      <text:p text:style-name="P15">import com.thbs.ipack.item;</text:p>
      <text:p text:style-name="P15"/>
      <text:p text:style-name="P15">import java.util.Collections;</text:p>
      <text:p text:style-name="P15">import java.util.PriorityQueue;</text:p>
      <text:p text:style-name="P15">import java.util.Queue;</text:p>
      <text:p text:style-name="P15"/>
      <text:p text:style-name="P15">public class Main {</text:p>
      <text:p text:style-name="P15"/>
      <text:p text:style-name="P15"><text:s text:c="4"/>public static void main(String[] args) {</text:p>
      <text:p text:style-name="P15"><text:tab/>// write your code here</text:p>
      <text:p text:style-name="P15"><text:s text:c="8"/>Queue&lt;item&gt; ilist=new PriorityQueue&lt;item&gt;();</text:p>
      <text:p text:style-name="P15"><text:s text:c="8"/>ilist.add(new item(123,"books"));</text:p>
      <text:p text:style-name="P15"><text:s text:c="8"/>ilist.add(new item(1,"cycle"));</text:p>
      <text:p text:style-name="P15"><text:s text:c="8"/>ilist.add(new item(23,"bike"));</text:p>
      <text:p text:style-name="P15"><text:s text:c="8"/>ilist.add(new item(13,"car"));</text:p>
      <text:p text:style-name="P15"><text:s text:c="8"/>ilist.add(new item(12,"utensils"));</text:p>
      <text:p text:style-name="P15"/>
      <text:p text:style-name="P15"><text:s text:c="8"/>//System.out.println(ilist);</text:p>
      <text:p text:style-name="P15"><text:s text:c="8"/>for(item i:ilist)</text:p>
      <text:p text:style-name="P15"><text:s text:c="8"/>{</text:p>
      <text:p text:style-name="P15"><text:s text:c="12"/>System.out.println(i);</text:p>
      <text:p text:style-name="P15"><text:s text:c="8"/>}</text:p>
      <text:p text:style-name="P15"><text:s text:c="8"/>System.out.println("----------------------------------------");</text:p>
      <text:p text:style-name="P15"><text:s text:c="8"/>System.out.println(ilist.poll());</text:p>
      <text:p text:style-name="P15"><text:s text:c="8"/>System.out.println("---------------------------------------");</text:p>
      <text:p text:style-name="P15"><text:s text:c="8"/>for(item i:ilist)</text:p>
      <text:p text:style-name="P15"><text:s text:c="8"/>{</text:p>
      <text:p text:style-name="P15"><text:s text:c="12"/>System.out.println(i);</text:p>
      <text:p text:style-name="P15"><text:s text:c="8"/>}</text:p>
      <text:p text:style-name="P15"><text:soft-page-break/><text:s text:c="8"/>System.out.println("----------------------------------------");</text:p>
      <text:p text:style-name="P15"><text:s text:c="8"/>System.out.println(ilist.poll());</text:p>
      <text:p text:style-name="P15"><text:s text:c="8"/>System.out.println("---------------------------------------");</text:p>
      <text:p text:style-name="P15"><text:s text:c="8"/>for(item i:ilist)</text:p>
      <text:p text:style-name="P15"><text:s text:c="8"/>{</text:p>
      <text:p text:style-name="P15"><text:s text:c="12"/>System.out.println(i);</text:p>
      <text:p text:style-name="P15"><text:s text:c="8"/>}</text:p>
      <text:p text:style-name="P15"><text:s text:c="8"/>System.out.println(ilist.poll());</text:p>
      <text:p text:style-name="P15"><text:s text:c="8"/>System.out.println(ilist.poll());</text:p>
      <text:p text:style-name="P15"><text:s text:c="8"/>System.out.println("---------------------------------------");</text:p>
      <text:p text:style-name="P15"><text:s text:c="8"/>for(item i:ilist)</text:p>
      <text:p text:style-name="P15"><text:s text:c="8"/>{</text:p>
      <text:p text:style-name="P15"><text:s text:c="12"/>System.out.println(i);</text:p>
      <text:p text:style-name="P15"><text:s text:c="8"/>}</text:p>
      <text:p text:style-name="P15"><text:s text:c="4"/>}</text:p>
      <text:p text:style-name="P15">}</text:p>
      <text:p text:style-name="P18"/>
      <text:p text:style-name="P19">GenericClassDEMO</text:p>
      <text:p text:style-name="P19">I. gpack</text:p>
      <text:p text:style-name="P19">a) <text:span text:style-name="T3">product</text:span></text:p>
      <text:p text:style-name="P22"><text:span text:style-name="T3">package gpack;</text:span></text:p>
      <text:p text:style-name="P22"><text:span text:style-name="T3"/></text:p>
      <text:p text:style-name="P22"><text:span text:style-name="T3">public class product {</text:span></text:p>
      <text:p text:style-name="P22"><text:span text:style-name="T3">private int p_id;</text:span></text:p>
      <text:p text:style-name="P22"><text:span text:style-name="T3">private String pname;</text:span></text:p>
      <text:p text:style-name="P22"><text:span text:style-name="T3"/></text:p>
      <text:p text:style-name="P22"><text:span text:style-name="T3"><text:s text:c="4"/>public product(int p_id, String pname) {</text:span></text:p>
      <text:p text:style-name="P22"><text:span text:style-name="T3"><text:s text:c="8"/>this.p_id = p_id;</text:span></text:p>
      <text:p text:style-name="P22"><text:span text:style-name="T3"><text:s text:c="8"/>this.pname = pname;</text:span></text:p>
      <text:p text:style-name="P22"><text:span text:style-name="T3"><text:s text:c="4"/>}</text:span></text:p>
      <text:p text:style-name="P22"><text:span text:style-name="T3"/></text:p>
      <text:p text:style-name="P22"><text:span text:style-name="T3">}</text:span></text:p>
      <text:p text:style-name="P19"><text:span text:style-name="T3">b) test</text:span></text:p>
      <text:p text:style-name="P22"><text:span text:style-name="T3">package gpack;</text:span></text:p>
      <text:p text:style-name="P22"><text:span text:style-name="T3">//In generic classes the member variable are objects/instances</text:span></text:p>
      <text:p text:style-name="P22"><text:span text:style-name="T3">public class test&lt;T,U&gt; <text:s/>//T,U is made generic</text:span></text:p>
      <text:p text:style-name="P22"><text:span text:style-name="T3">{</text:span></text:p>
      <text:p text:style-name="P22"><text:span text:style-name="T3"><text:s text:c="4"/>private T ob1;</text:span></text:p>
      <text:p text:style-name="P22"><text:span text:style-name="T3"><text:s text:c="4"/>private U ob2;</text:span></text:p>
      <text:p text:style-name="P22"><text:span text:style-name="T3"/></text:p>
      <text:p text:style-name="P22"><text:span text:style-name="T3"><text:s text:c="4"/>public test(T ob1, U ob2) {</text:span></text:p>
      <text:p text:style-name="P22"><text:span text:style-name="T3"><text:s text:c="8"/>this.ob1 = ob1;</text:span></text:p>
      <text:p text:style-name="P22"><text:span text:style-name="T3"><text:s text:c="8"/>this.ob2 = ob2;</text:span></text:p>
      <text:p text:style-name="P22"><text:span text:style-name="T3"><text:s text:c="4"/>}</text:span></text:p>
      <text:p text:style-name="P22"><text:span text:style-name="T3"/></text:p>
      <text:p text:style-name="P22"><text:span text:style-name="T3"><text:s text:c="4"/>public T getOb1() {</text:span></text:p>
      <text:p text:style-name="P22"><text:span text:style-name="T3"><text:s text:c="8"/>return ob1;</text:span></text:p>
      <text:p text:style-name="P22"><text:span text:style-name="T3"><text:s text:c="4"/>}</text:span></text:p>
      <text:p text:style-name="P22"><text:span text:style-name="T3"/></text:p>
      <text:p text:style-name="P22"><text:span text:style-name="T3"><text:s text:c="4"/>public U getOb2() {</text:span></text:p>
      <text:p text:style-name="P22"><text:span text:style-name="T3"><text:s text:c="8"/>return ob2;</text:span></text:p>
      <text:p text:style-name="P22"><text:span text:style-name="T3"><text:s text:c="4"/>}</text:span></text:p>
      <text:p text:style-name="P22"><text:span text:style-name="T3"/></text:p>
      <text:p text:style-name="P22"><text:soft-page-break/><text:span text:style-name="T3"><text:s text:c="4"/>@Override</text:span></text:p>
      <text:p text:style-name="P22"><text:span text:style-name="T3"><text:s text:c="4"/>public String toString() {</text:span></text:p>
      <text:p text:style-name="P22"><text:span text:style-name="T3"><text:s text:c="8"/>return "test{" +</text:span></text:p>
      <text:p text:style-name="P22"><text:span text:style-name="T3"><text:s text:c="16"/>"ob1=" + ob1 +</text:span></text:p>
      <text:p text:style-name="P22"><text:span text:style-name="T3"><text:s text:c="16"/>", ob2=" + ob2 +</text:span></text:p>
      <text:p text:style-name="P22"><text:span text:style-name="T3"><text:s text:c="16"/>'}';</text:span></text:p>
      <text:p text:style-name="P22"><text:span text:style-name="T3"><text:s text:c="4"/>}</text:span></text:p>
      <text:p text:style-name="P22"><text:span text:style-name="T3">}</text:span></text:p>
      <text:p text:style-name="P22"><text:span text:style-name="T3"/></text:p>
      <text:p text:style-name="P3">ii.main</text:p>
      <text:p text:style-name="P3"/>
      <text:p text:style-name="P9">package com.thbs.mainpack;</text:p>
      <text:p text:style-name="P9"/>
      <text:p text:style-name="P9">import gpack.product;</text:p>
      <text:p text:style-name="P9">import gpack.test;</text:p>
      <text:p text:style-name="P9"/>
      <text:p text:style-name="P9">public class Main {</text:p>
      <text:p text:style-name="P9"/>
      <text:p text:style-name="P9"><text:s text:c="4"/>public static void main(String[] args) {</text:p>
      <text:p text:style-name="P9"><text:tab/>// write your code here</text:p>
      <text:p text:style-name="P9"><text:s text:c="8"/>test&lt;String,String&gt; t=new test&lt;String,String&gt;("hello","world");</text:p>
      <text:p text:style-name="P9"><text:s text:c="8"/>System.out.println(t);</text:p>
      <text:p text:style-name="P9"><text:s text:c="8"/>test&lt;Integer,String&gt; t1=new test&lt;Integer,String&gt;(123,"vish");</text:p>
      <text:p text:style-name="P9"><text:s text:c="8"/>System.out.println(t1);</text:p>
      <text:p text:style-name="P9"><text:s text:c="8"/>test&lt;Integer,product&gt; t2=new test&lt;Integer, product&gt;(1,23,"alexa");</text:p>
      <text:p text:style-name="P9"><text:s text:c="8"/>System.out.println(t2);</text:p>
      <text:p text:style-name="P9"><text:s text:c="4"/>}</text:p>
      <text:p text:style-name="P9">}</text:p>
      <text:p text:style-name="P9"/>
      <text:p text:style-name="P19">GENERIC_FUNCTION_DEMO</text:p>
      <text:p text:style-name="P19">I. <text:span text:style-name="T3">TEST</text:span></text:p>
      <text:p text:style-name="P22"><text:span text:style-name="T3">package com.thbs.mainpack;</text:span></text:p>
      <text:p text:style-name="P22"><text:span text:style-name="T3"/></text:p>
      <text:p text:style-name="P22"><text:span text:style-name="T3">public class test {</text:span></text:p>
      <text:p text:style-name="P22"><text:span text:style-name="T3"><text:s text:c="4"/>public static &lt;T&gt; void printArray(T[] arr)</text:span></text:p>
      <text:p text:style-name="P22"><text:span text:style-name="T3"><text:s text:c="4"/>{</text:span></text:p>
      <text:p text:style-name="P22"><text:span text:style-name="T3"><text:s text:c="8"/>for(T ele : arr)</text:span></text:p>
      <text:p text:style-name="P22"><text:span text:style-name="T3"><text:s text:c="8"/>{</text:span></text:p>
      <text:p text:style-name="P22"><text:span text:style-name="T3"><text:s text:c="12"/>System.out.print(ele+" <text:s/>");</text:span></text:p>
      <text:p text:style-name="P22"><text:span text:style-name="T3"><text:s text:c="8"/>}</text:span></text:p>
      <text:p text:style-name="P22"><text:span text:style-name="T3"><text:s text:c="4"/>}</text:span></text:p>
      <text:p text:style-name="P22"><text:span text:style-name="T3">}</text:span></text:p>
      <text:p text:style-name="P19"><text:span text:style-name="T3">II. MAIN</text:span></text:p>
      <text:p text:style-name="P22"><text:span text:style-name="T3">package com.thbs.mainpack;</text:span></text:p>
      <text:p text:style-name="P22"><text:span text:style-name="T3">public class Main {</text:span></text:p>
      <text:p text:style-name="P22"><text:span text:style-name="T3"><text:s text:c="2"/>public static void main(String[] args) {</text:span></text:p>
      <text:p text:style-name="P22"><text:span text:style-name="T3"><text:tab/>// write your code here</text:span></text:p>
      <text:p text:style-name="P22"><text:span text:style-name="T3"><text:s text:c="8"/>Integer[] intarr={3,45,56,67};</text:span></text:p>
      <text:p text:style-name="P22"><text:span text:style-name="T3"><text:s text:c="8"/>test.printArray(intarr);</text:span></text:p>
      <text:p text:style-name="P22"><text:span text:style-name="T3">String[] sarr={"aa","bb","cc"};</text:span></text:p>
      <text:p text:style-name="P22"><text:span text:style-name="T3"><text:s text:c="8"/>test.printArray(sarr);</text:span></text:p>
      <text:p text:style-name="P22"><text:span text:style-name="T3"><text:s text:c="4"/>}}</text:span></text:p>
      <text:p text:style-name="P19"><text:soft-page-break/>GENERIC_FUNCTION_BOUNDS</text:p>
      <text:p text:style-name="P3">I. TEST</text:p>
      <text:p text:style-name="P7">package tpack;</text:p>
      <text:p text:style-name="P7"/>
      <text:p text:style-name="P7">import java.util.List;</text:p>
      <text:p text:style-name="P7"/>
      <text:p text:style-name="P7">public class test {</text:p>
      <text:p text:style-name="P7"/>
      <text:p text:style-name="P7">//Number class is the basic class for all numeric wrapper classes</text:p>
      <text:p text:style-name="P7"><text:s text:c="4"/>//Integer,Double,Byte,Long,Short are sub-classes of number base class</text:p>
      <text:p text:style-name="P7"><text:s text:c="4"/>public static <text:s/>Number sumOfList(List&lt;? extends Number&gt; nlist)</text:p>
      <text:p text:style-name="P7"><text:s text:c="4"/>{</text:p>
      <text:p text:style-name="P7"><text:s text:c="8"/>double s=0.0;</text:p>
      <text:p text:style-name="P7"><text:s text:c="8"/>for(Number n:nlist)</text:p>
      <text:p text:style-name="P7"><text:s text:c="8"/>{</text:p>
      <text:p text:style-name="P7"><text:s text:c="12"/>s+=n.doubleValue();</text:p>
      <text:p text:style-name="P7"/>
      <text:p text:style-name="P7"><text:s text:c="8"/>}</text:p>
      <text:p text:style-name="P7"><text:s text:c="8"/>return <text:s/>s;</text:p>
      <text:p text:style-name="P7"><text:s text:c="4"/>}</text:p>
      <text:p text:style-name="P7">}</text:p>
      <text:p text:style-name="P7"/>
      <text:p text:style-name="P3">II. <text:span text:style-name="T4">MAIN</text:span></text:p>
      <text:p text:style-name="P7">package com.thbs.mainpack;</text:p>
      <text:p text:style-name="P7"/>
      <text:p text:style-name="P7">import tpack.test;</text:p>
      <text:p text:style-name="P7"/>
      <text:p text:style-name="P7">import java.util.ArrayList;</text:p>
      <text:p text:style-name="P7"/>
      <text:p text:style-name="P7">public class Main {</text:p>
      <text:p text:style-name="P7"/>
      <text:p text:style-name="P7"><text:s text:c="4"/>public static void main(String[] args) {</text:p>
      <text:p text:style-name="P7"><text:tab/>// write your code here</text:p>
      <text:p text:style-name="P7"><text:s text:c="8"/>ArrayList&lt;Integer&gt; ilist=new ArrayList&lt;Integer&gt;();</text:p>
      <text:p text:style-name="P7"><text:s text:c="8"/>ilist.add(10);</text:p>
      <text:p text:style-name="P7"><text:s text:c="8"/>ilist.add(22);</text:p>
      <text:p text:style-name="P7"><text:s text:c="8"/>ilist.add(99);</text:p>
      <text:p text:style-name="P7"><text:s text:c="8"/>ilist.add(1010);</text:p>
      <text:p text:style-name="P7"><text:s text:c="8"/>System.out.println(test.sumOfList(ilist));</text:p>
      <text:p text:style-name="P7"/>
      <text:p text:style-name="P7"><text:s text:c="8"/>//It should also work for Double,short</text:p>
      <text:p text:style-name="P7"><text:s text:c="8"/>ArrayList&lt;Double&gt; ilist1=new ArrayList&lt;Double&gt;();</text:p>
      <text:p text:style-name="P7"><text:s text:c="8"/>ilist1.add(10.101012);</text:p>
      <text:p text:style-name="P7"><text:s text:c="8"/>ilist1.add(22.33);</text:p>
      <text:p text:style-name="P7"><text:s text:c="8"/>ilist1.add(99.23);</text:p>
      <text:p text:style-name="P7"><text:s text:c="8"/>ilist1.add(1010.0);</text:p>
      <text:p text:style-name="P7"><text:s text:c="8"/>System.out.println(test.sumOfList(ilist1));</text:p>
      <text:p text:style-name="P7"><text:s text:c="4"/>}</text:p>
      <text:p text:style-name="P7">}</text:p>
      <text:p text:style-name="P7"/>
      <text:p text:style-name="P7"/>
      <text:p text:style-name="P7"/>
      <text:p text:style-name="P20"><text:soft-page-break/>MAVEN PACK</text:p>
      <text:p text:style-name="P20"/>
      <text:p text:style-name="P20">TRIALMOVEN</text:p>
      <text:p text:style-name="P8"/>
      <text:p text:style-name="P4">I. EVENODDTEST</text:p>
      <text:p text:style-name="P8"/>
      <text:p text:style-name="P8">import org.junit.Test;</text:p>
      <text:p text:style-name="P8"/>
      <text:p text:style-name="P8">import static org.junit.Assert.assertEquals;</text:p>
      <text:p text:style-name="P8"/>
      <text:p text:style-name="P8"/>
      <text:p text:style-name="P8">public class evenoddtest {</text:p>
      <text:p text:style-name="P8"><text:s text:c="4"/>@Test</text:p>
      <text:p text:style-name="P8"><text:s text:c="4"/>public void test1()</text:p>
      <text:p text:style-name="P8"><text:s text:c="4"/>{</text:p>
      <text:p text:style-name="P8"><text:s text:c="8"/>evenoddcClass ob =new evenoddcClass();</text:p>
      <text:p text:style-name="P8"><text:s text:c="8"/>assertEquals(false,ob.isEvennum(11));</text:p>
      <text:p text:style-name="P8"><text:s text:c="4"/>}</text:p>
      <text:p text:style-name="P8"/>
      <text:p text:style-name="P8"><text:s text:c="4"/>@Test</text:p>
      <text:p text:style-name="P8"><text:s text:c="4"/>public void test2()</text:p>
      <text:p text:style-name="P8"><text:s text:c="4"/>{</text:p>
      <text:p text:style-name="P8"><text:s text:c="8"/>evenoddcClass ob =new evenoddcClass();</text:p>
      <text:p text:style-name="P8"><text:s text:c="8"/>assertEquals(true,ob.isEvennum(18));</text:p>
      <text:p text:style-name="P8"><text:s text:c="4"/>}</text:p>
      <text:p text:style-name="P8"/>
      <text:p text:style-name="P8">}</text:p>
      <text:p text:style-name="P4">II.EVENODDCLASS</text:p>
      <text:p text:style-name="P4"/>
      <text:p text:style-name="P8">public class evenoddcClass {</text:p>
      <text:p text:style-name="P8"/>
      <text:p text:style-name="P8"><text:s text:c="4"/>public boolean isEvennum(int num)</text:p>
      <text:p text:style-name="P8"><text:s text:c="4"/>{</text:p>
      <text:p text:style-name="P8"><text:s text:c="8"/>if(num%2==0)</text:p>
      <text:p text:style-name="P8"><text:s text:c="12"/>return true;</text:p>
      <text:p text:style-name="P8"><text:s text:c="8"/>else</text:p>
      <text:p text:style-name="P8"><text:s text:c="12"/>return false;</text:p>
      <text:p text:style-name="P8"/>
      <text:p text:style-name="P8"><text:s text:c="4"/>}</text:p>
      <text:p text:style-name="P8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0"><text:soft-page-break/>JUNIT_DEMO2</text:p>
      <text:p text:style-name="P4">I. TEST</text:p>
      <text:p text:style-name="P4"/>
      <text:p text:style-name="P8">import org.junit.Test;</text:p>
      <text:p text:style-name="P8"/>
      <text:p text:style-name="P8">import static org.junit.Assert.*;</text:p>
      <text:p text:style-name="P8"/>
      <text:p text:style-name="P8">public class testClass {</text:p>
      <text:p text:style-name="P8"><text:s text:c="4"/>@Test</text:p>
      <text:p text:style-name="P8"><text:s text:c="4"/>public void test()</text:p>
      <text:p text:style-name="P8"><text:s text:c="4"/>{</text:p>
      <text:p text:style-name="P8"/>
      <text:p text:style-name="P8"><text:s text:c="8"/>int val1=5;</text:p>
      <text:p text:style-name="P8"><text:s text:c="8"/>int val2=6;</text:p>
      <text:p text:style-name="P8"><text:s text:c="8"/>assertTrue(val1&lt;val2);</text:p>
      <text:p text:style-name="P8"><text:s text:c="6"/>assertFalse(val1&gt;val2);</text:p>
      <text:p text:style-name="P8"/>
      <text:p text:style-name="P8"><text:s text:c="7"/>// assertFalse(val1&lt;val2);</text:p>
      <text:p text:style-name="P8"/>
      <text:p text:style-name="P8"><text:s text:c="8"/>String str1="abc";</text:p>
      <text:p text:style-name="P8"><text:s text:c="8"/>String str2="abc";</text:p>
      <text:p text:style-name="P8"><text:s text:c="8"/>String str3="def";</text:p>
      <text:p text:style-name="P8"><text:s text:c="8"/>//Check if both refernces are same</text:p>
      <text:p text:style-name="P8"><text:s text:c="8"/>assertSame(str1,str2);</text:p>
      <text:p text:style-name="P8"/>
      <text:p text:style-name="P8"><text:s text:c="8"/>String[] ar1={"one","two","three"};</text:p>
      <text:p text:style-name="P8"/>
      <text:p text:style-name="P8"><text:s text:c="8"/>String[] ar2={"one","two","three"};</text:p>
      <text:p text:style-name="P8"><text:s text:c="8"/>assertArrayEquals(ar1,ar2);</text:p>
      <text:p text:style-name="P8"><text:s text:c="8"/>assertEquals(str1,str2);</text:p>
      <text:p text:style-name="P8"/>
      <text:p text:style-name="P8"><text:s text:c="4"/>}</text:p>
      <text:p text:style-name="P8">}</text:p>
      <text:p text:style-name="P20"/>
      <text:p text:style-name="P20"><text:s/>JUNIT_SUIT_DEMO</text:p>
      <text:p text:style-name="P20">I. message_util</text:p>
      <text:p text:style-name="P16">public class MessageUtil {</text:p>
      <text:p text:style-name="P16"><text:s text:c="4"/>private String msg;</text:p>
      <text:p text:style-name="P16"><text:s text:c="4"/>public MessageUtil(String msg)</text:p>
      <text:p text:style-name="P16"><text:s text:c="4"/>{</text:p>
      <text:p text:style-name="P16"><text:s text:c="8"/>this.msg=msg;</text:p>
      <text:p text:style-name="P16"><text:s text:c="4"/>}</text:p>
      <text:p text:style-name="P16"><text:s text:c="4"/>//to print msg</text:p>
      <text:p text:style-name="P16"><text:s text:c="4"/>public String printMessage()</text:p>
      <text:p text:style-name="P16"><text:s text:c="4"/>{</text:p>
      <text:p text:style-name="P16"><text:s text:c="8"/>System.out.println(msg);</text:p>
      <text:p text:style-name="P16"><text:s text:c="8"/>return msg;</text:p>
      <text:p text:style-name="P16"><text:s text:c="4"/>}</text:p>
      <text:p text:style-name="P16">public String salutationMessage()</text:p>
      <text:p text:style-name="P16"><text:s text:c="4"/>{</text:p>
      <text:p text:style-name="P16"><text:s text:c="8"/>msg="Hello.!"+msg;</text:p>
      <text:p text:style-name="P16"><text:s text:c="8"/>return msg;</text:p>
      <text:p text:style-name="P16"><text:s text:c="4"/>}}</text:p>
      <text:p text:style-name="P20"><text:soft-page-break/>TEST1</text:p>
      <text:p text:style-name="P12">import org.junit.Test;</text:p>
      <text:p text:style-name="P12"/>
      <text:p text:style-name="P12">import static org.junit.Assert.assertEquals;</text:p>
      <text:p text:style-name="P12"/>
      <text:p text:style-name="P12">public class test1 {</text:p>
      <text:p text:style-name="P12"><text:s text:c="4"/>String msg="Junior";</text:p>
      <text:p text:style-name="P12">MessageUtil m=new MessageUtil(msg);</text:p>
      <text:p text:style-name="P12">@Test</text:p>
      <text:p text:style-name="P12"><text:s text:c="4"/>public void test()</text:p>
      <text:p text:style-name="P12">{</text:p>
      <text:p text:style-name="P12"><text:s text:c="4"/>System.out.println("Inside test1 testing printmsg method");</text:p>
      <text:p text:style-name="P12"><text:s text:c="4"/>assertEquals(msg,m.printMessage());</text:p>
      <text:p text:style-name="P12">}</text:p>
      <text:p text:style-name="P12"/>
      <text:p text:style-name="P12">}</text:p>
      <text:p text:style-name="P21">TEST2</text:p>
      <text:p text:style-name="P13">import org.junit.Test;</text:p>
      <text:p text:style-name="P13"/>
      <text:p text:style-name="P13">import static org.junit.Assert.assertEquals;</text:p>
      <text:p text:style-name="P13"/>
      <text:p text:style-name="P13">public class test2 {</text:p>
      <text:p text:style-name="P13"><text:s text:c="4"/>String msg="Junior";</text:p>
      <text:p text:style-name="P13"><text:s text:c="4"/>MessageUtil m=new MessageUtil(msg);</text:p>
      <text:p text:style-name="P13"><text:s text:c="4"/>@Test</text:p>
      <text:p text:style-name="P13"><text:s text:c="4"/>public void test()</text:p>
      <text:p text:style-name="P13"><text:s text:c="4"/>{</text:p>
      <text:p text:style-name="P13"><text:s text:c="8"/>System.out.println("Inside test1 testing salutation msg method");</text:p>
      <text:p text:style-name="P13"><text:s text:c="8"/>msg="Hello.!"+msg;</text:p>
      <text:p text:style-name="P13"><text:s text:c="8"/>assertEquals(msg,m.salutationMessage());</text:p>
      <text:p text:style-name="P13"><text:s text:c="4"/>}</text:p>
      <text:p text:style-name="P13">}</text:p>
      <text:p text:style-name="P21">TESTSUITE</text:p>
      <text:p text:style-name="P13"/>
      <text:p text:style-name="P13">import org.junit.runner.RunWith;</text:p>
      <text:p text:style-name="P13">import org.junit.runners.Suite;</text:p>
      <text:p text:style-name="P13"/>
      <text:p text:style-name="P13">@RunWith(Suite.class)</text:p>
      <text:p text:style-name="P13">@Suite.SuiteClasses({</text:p>
      <text:p text:style-name="P13"><text:s text:c="16"/>test1.class,</text:p>
      <text:p text:style-name="P13"><text:s text:c="16"/>test2.class})</text:p>
      <text:p text:style-name="P13"/>
      <text:p text:style-name="P13">public class testsuite {</text:p>
      <text:p text:style-name="P13">}’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><text:soft-page-break/>FILE_ATTRIBUTES_DEMO</text:p>
      <text:p text:style-name="P21"/>
      <text:p text:style-name="P5">I. MAIN</text:p>
      <text:p text:style-name="P10">package com.thbs.mainpack;</text:p>
      <text:p text:style-name="P10"/>
      <text:p text:style-name="P10">import java.io.File;</text:p>
      <text:p text:style-name="P10">import java.io.IOException;</text:p>
      <text:p text:style-name="P10"/>
      <text:p text:style-name="P10">public class Main {</text:p>
      <text:p text:style-name="P10"/>
      <text:p text:style-name="P10"><text:s text:c="4"/>public static void main(String[] args) {</text:p>
      <text:p text:style-name="P10"><text:tab/>// write your code here</text:p>
      <text:p text:style-name="P10"/>
      <text:p text:style-name="P10"><text:s text:c="8"/>File f1=new File("C:\\Users\\vishwas_mallegowda\\Desktop\\f1.txt");//type or add f1.txt</text:p>
      <text:p text:style-name="P10"><text:s text:c="8"/>try {</text:p>
      <text:p text:style-name="P10"><text:s text:c="12"/>f1.createNewFile();</text:p>
      <text:p text:style-name="P10"><text:s text:c="12"/>System.out.println("File created successfully ");</text:p>
      <text:p text:style-name="P10"><text:s text:c="8"/>} catch (IOException e) {</text:p>
      <text:p text:style-name="P10"><text:s text:c="12"/>e.printStackTrace();</text:p>
      <text:p text:style-name="P10"><text:s text:c="8"/>}</text:p>
      <text:p text:style-name="P10"><text:s text:c="8"/>System.out.println(f1.getAbsolutePath());</text:p>
      <text:p text:style-name="P10"><text:s text:c="8"/>System.out.println(f1.getName());</text:p>
      <text:p text:style-name="P10"><text:s text:c="8"/>System.out.println(f1.getParent());</text:p>
      <text:p text:style-name="P10"/>
      <text:p text:style-name="P10"><text:s text:c="8"/>//creating file using another method</text:p>
      <text:p text:style-name="P10"><text:s text:c="8"/>File f2=new File("C:\\Users\\vishwas_mallegowda\\Downloads","f2.txt");</text:p>
      <text:p text:style-name="P10"><text:s text:c="8"/>try {</text:p>
      <text:p text:style-name="P10"><text:s text:c="12"/>f2.createNewFile();</text:p>
      <text:p text:style-name="P10"><text:s text:c="12"/>System.out.println("File created successfully ");</text:p>
      <text:p text:style-name="P10"><text:s text:c="8"/>} catch (IOException e) {</text:p>
      <text:p text:style-name="P10"><text:s text:c="12"/>e.printStackTrace();</text:p>
      <text:p text:style-name="P10"><text:s text:c="8"/>}</text:p>
      <text:p text:style-name="P10"/>
      <text:p text:style-name="P10"><text:s text:c="8"/>//to get list of files in the below directory</text:p>
      <text:p text:style-name="P10"><text:s text:c="8"/>File dir=new File("C:\\Users\\vishwas_mallegowda\\Desktop");</text:p>
      <text:p text:style-name="P10"><text:s text:c="8"/>File [] filelist=dir.listFiles();</text:p>
      <text:p text:style-name="P10"><text:s text:c="8"/>//to list only the files in documents directory</text:p>
      <text:p text:style-name="P10"><text:s text:c="8"/>System.out.println("Files in DESKTOP---------------------------------------------");</text:p>
      <text:p text:style-name="P10"><text:s text:c="8"/>for(File f:filelist)</text:p>
      <text:p text:style-name="P10"><text:s text:c="8"/>{</text:p>
      <text:p text:style-name="P10"><text:s text:c="12"/>if(f.isFile())</text:p>
      <text:p text:style-name="P10"><text:s text:c="16"/>System.out.println(f.getName());</text:p>
      <text:p text:style-name="P10"><text:s text:c="8"/>}</text:p>
      <text:p text:style-name="P10"><text:s text:c="8"/>//to read a file in character format</text:p>
      <text:p text:style-name="P10"/>
      <text:p text:style-name="P10"><text:s text:c="4"/>}</text:p>
      <text:p text:style-name="P13">}</text:p>
      <text:p text:style-name="P13"/>
      <text:p text:style-name="P13"/>
      <text:p text:style-name="P13"/>
      <text:p text:style-name="P13"/>
      <text:p text:style-name="P13"/>
      <text:p text:style-name="P13"/>
      <text:p text:style-name="P21"><text:soft-page-break/>FILE_READING_CHAR_FORMAT</text:p>
      <text:p text:style-name="P13"/>
      <text:p text:style-name="P10">package com.thbs.mainpack;</text:p>
      <text:p text:style-name="P10"/>
      <text:p text:style-name="P10">import java.io.*;</text:p>
      <text:p text:style-name="P10"/>
      <text:p text:style-name="P10">public class Main {</text:p>
      <text:p text:style-name="P10"/>
      <text:p text:style-name="P10"><text:s text:c="4"/>public static void main(String[] args) {</text:p>
      <text:p text:style-name="P10"><text:tab/>// write your code here</text:p>
      <text:p text:style-name="P10"><text:s text:c="8"/>//to read file</text:p>
      <text:p text:style-name="P10"><text:s text:c="8"/>File f1=new File("C:\\Users\\vishwas_mallegowda\\Desktop\\f1.txt");</text:p>
      <text:p text:style-name="P10"/>
      <text:p text:style-name="P10"><text:s text:c="10"/>try( FileReader fr =new FileReader(f1);</text:p>
      <text:p text:style-name="P10"><text:s text:c="12"/>BufferedReader br=new BufferedReader(fr);)</text:p>
      <text:p text:style-name="P10"><text:s text:c="10"/>{</text:p>
      <text:p text:style-name="P10"><text:s text:c="14"/>/*String str;</text:p>
      <text:p text:style-name="P10"><text:s text:c="16"/>str=br.readLine();</text:p>
      <text:p text:style-name="P10"><text:s text:c="14"/>while(!str.equals("Bye")) <text:s text:c="7"/>//until the last word in that file___[----</text:p>
      <text:p text:style-name="P10"><text:s text:c="74"/>// <text:s text:c="8"/>Bye]</text:p>
      <text:p text:style-name="P10"><text:s text:c="14"/>{</text:p>
      <text:p text:style-name="P10"><text:s text:c="18"/>System.out.println(str);</text:p>
      <text:p text:style-name="P10"><text:s text:c="18"/>str=br.readLine();</text:p>
      <text:p text:style-name="P10"><text:s text:c="14"/>}*/</text:p>
      <text:p text:style-name="P10"><text:s text:c="14"/>/* String str;</text:p>
      <text:p text:style-name="P10"><text:s text:c="14"/>while((str=br.readLine())!=null) //For complete file without knowing last word</text:p>
      <text:p text:style-name="P10"><text:s text:c="14"/>{</text:p>
      <text:p text:style-name="P10"><text:s text:c="18"/>System.out.println(str);</text:p>
      <text:p text:style-name="P10"><text:s text:c="14"/>}*/</text:p>
      <text:p text:style-name="P10"/>
      <text:p text:style-name="P10"><text:s text:c="8"/>} catch (FileNotFoundException e) {</text:p>
      <text:p text:style-name="P10"><text:s text:c="14"/>e.printStackTrace();</text:p>
      <text:p text:style-name="P10"><text:s text:c="10"/>} catch (IOException e) {</text:p>
      <text:p text:style-name="P10"><text:s text:c="14"/>e.printStackTrace();</text:p>
      <text:p text:style-name="P10"><text:s text:c="10"/>}</text:p>
      <text:p text:style-name="P10"/>
      <text:p text:style-name="P10"><text:s text:c="4"/>}</text:p>
      <text:p text:style-name="P10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28T18:39:06.381000000</dc:date>
    <meta:editing-duration>PT5M53S</meta:editing-duration>
    <meta:editing-cycles>3</meta:editing-cycles>
    <meta:document-statistic meta:table-count="0" meta:image-count="0" meta:object-count="0" meta:page-count="12" meta:paragraph-count="479" meta:word-count="1145" meta:character-count="12263" meta:non-whitespace-character-count="8985"/>
  </office:meta>
</office:document-meta>
</file>